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piration window" table:style-name="ta1">
        <table:shapes>
          <draw:frame draw:z-index="0" draw:style-name="gr1" draw:text-style-name="P1" svg:width="890.36pt" svg:height="518.03pt" svg:x="313.91pt" svg:y="3pt">
            <loext:p draw:notify-on-update-of-ranges="'Aspiration window'.B1:'Aspiration window'.B1 'Aspiration window'.B2:'Aspiration window'.B41 'Aspiration window'.C1:'Aspiration window'.C1 'Aspiration window'.C2:'Aspiration window'.C41 'Aspiration window'.B1:'Aspiration window'.B1 'Aspiration window'.B2:'Aspiration window'.B41 'Aspiration window'.D1:'Aspiration window'.D1 'Aspiration window'.D2:'Aspiration window'.D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85.69pt" svg:height="503.72pt" svg:x="316.26pt" svg:y="528.58pt">
            <loext:p draw:notify-on-update-of-ranges="'Aspiration window'.B42:'Aspiration window'.B81 'Aspiration window'.C1:'Aspiration window'.C1 'Aspiration window'.C42:'Aspiration window'.C81 'Aspiration window'.B42:'Aspiration window'.B81 'Aspiration window'.D1:'Aspiration window'.D1 'Aspiration window'.D42:'Aspiration window'.D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Window size</text:p>
          </table:table-cell>
          <table:table-cell office:value-type="string" calcext:value-type="string">
            <text:p>Rando time (ms)</text:p>
          </table:table-cell>
          <table:table-cell office:value-type="string" calcext:value-type="string">
            <text:p>Expy time (ms)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10000" calcext:value-type="float">
            <text:p>10000</text:p>
          </table:table-cell>
          <table:table-cell office:value-type="float" office:value="1077.13822" calcext:value-type="float">
            <text:p>1077.13822</text:p>
          </table:table-cell>
          <table:table-cell office:value-type="float" office:value="861.29721" calcext:value-type="float">
            <text:p>861.29721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9750" calcext:value-type="float">
            <text:p>9750</text:p>
          </table:table-cell>
          <table:table-cell office:value-type="float" office:value="1149.37776" calcext:value-type="float">
            <text:p>1149.37776</text:p>
          </table:table-cell>
          <table:table-cell office:value-type="float" office:value="782.1884" calcext:value-type="float">
            <text:p>782.1884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9500" calcext:value-type="float">
            <text:p>9500</text:p>
          </table:table-cell>
          <table:table-cell office:value-type="float" office:value="1024.01535" calcext:value-type="float">
            <text:p>1024.01535</text:p>
          </table:table-cell>
          <table:table-cell office:value-type="float" office:value="835.74159" calcext:value-type="float">
            <text:p>835.74159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9250" calcext:value-type="float">
            <text:p>9250</text:p>
          </table:table-cell>
          <table:table-cell office:value-type="float" office:value="1191.66187" calcext:value-type="float">
            <text:p>1191.66187</text:p>
          </table:table-cell>
          <table:table-cell office:value-type="float" office:value="873.25032" calcext:value-type="float">
            <text:p>873.25032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9000" calcext:value-type="float">
            <text:p>9000</text:p>
          </table:table-cell>
          <table:table-cell office:value-type="float" office:value="1146.66291" calcext:value-type="float">
            <text:p>1146.66291</text:p>
          </table:table-cell>
          <table:table-cell office:value-type="float" office:value="866.05827" calcext:value-type="float">
            <text:p>866.05827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8750" calcext:value-type="float">
            <text:p>8750</text:p>
          </table:table-cell>
          <table:table-cell office:value-type="float" office:value="1084.73945" calcext:value-type="float">
            <text:p>1084.73945</text:p>
          </table:table-cell>
          <table:table-cell office:value-type="float" office:value="805.63033" calcext:value-type="float">
            <text:p>805.63033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8500" calcext:value-type="float">
            <text:p>8500</text:p>
          </table:table-cell>
          <table:table-cell office:value-type="float" office:value="1145.07922" calcext:value-type="float">
            <text:p>1145.07922</text:p>
          </table:table-cell>
          <table:table-cell office:value-type="float" office:value="874.20184" calcext:value-type="float">
            <text:p>874.20184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8250" calcext:value-type="float">
            <text:p>8250</text:p>
          </table:table-cell>
          <table:table-cell office:value-type="float" office:value="1295.43151" calcext:value-type="float">
            <text:p>1295.43151</text:p>
          </table:table-cell>
          <table:table-cell office:value-type="float" office:value="943.04617" calcext:value-type="float">
            <text:p>943.04617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8000" calcext:value-type="float">
            <text:p>8000</text:p>
          </table:table-cell>
          <table:table-cell office:value-type="float" office:value="1162.48428" calcext:value-type="float">
            <text:p>1162.48428</text:p>
          </table:table-cell>
          <table:table-cell office:value-type="float" office:value="870.69561" calcext:value-type="float">
            <text:p>870.69561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7750" calcext:value-type="float">
            <text:p>7750</text:p>
          </table:table-cell>
          <table:table-cell office:value-type="float" office:value="1148.24863" calcext:value-type="float">
            <text:p>1148.24863</text:p>
          </table:table-cell>
          <table:table-cell office:value-type="float" office:value="807.10439" calcext:value-type="float">
            <text:p>807.10439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7500" calcext:value-type="float">
            <text:p>7500</text:p>
          </table:table-cell>
          <table:table-cell office:value-type="float" office:value="1098.55492" calcext:value-type="float">
            <text:p>1098.55492</text:p>
          </table:table-cell>
          <table:table-cell office:value-type="float" office:value="793.98518" calcext:value-type="float">
            <text:p>793.98518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7250" calcext:value-type="float">
            <text:p>7250</text:p>
          </table:table-cell>
          <table:table-cell office:value-type="float" office:value="1065.11901" calcext:value-type="float">
            <text:p>1065.11901</text:p>
          </table:table-cell>
          <table:table-cell office:value-type="float" office:value="781.10674" calcext:value-type="float">
            <text:p>781.10674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7000" calcext:value-type="float">
            <text:p>7000</text:p>
          </table:table-cell>
          <table:table-cell office:value-type="float" office:value="1128.35509" calcext:value-type="float">
            <text:p>1128.35509</text:p>
          </table:table-cell>
          <table:table-cell office:value-type="float" office:value="736.73527" calcext:value-type="float">
            <text:p>736.73527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6750" calcext:value-type="float">
            <text:p>6750</text:p>
          </table:table-cell>
          <table:table-cell office:value-type="float" office:value="986.92832" calcext:value-type="float">
            <text:p>986.92832</text:p>
          </table:table-cell>
          <table:table-cell office:value-type="float" office:value="723.28223" calcext:value-type="float">
            <text:p>723.28223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6500" calcext:value-type="float">
            <text:p>6500</text:p>
          </table:table-cell>
          <table:table-cell office:value-type="float" office:value="1149.3314" calcext:value-type="float">
            <text:p>1149.3314</text:p>
          </table:table-cell>
          <table:table-cell office:value-type="float" office:value="809.98523" calcext:value-type="float">
            <text:p>809.98523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6250" calcext:value-type="float">
            <text:p>6250</text:p>
          </table:table-cell>
          <table:table-cell office:value-type="float" office:value="1066.17734" calcext:value-type="float">
            <text:p>1066.17734</text:p>
          </table:table-cell>
          <table:table-cell office:value-type="float" office:value="790.35762" calcext:value-type="float">
            <text:p>790.35762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6000" calcext:value-type="float">
            <text:p>6000</text:p>
          </table:table-cell>
          <table:table-cell office:value-type="float" office:value="1115.13708" calcext:value-type="float">
            <text:p>1115.13708</text:p>
          </table:table-cell>
          <table:table-cell office:value-type="float" office:value="723.28843" calcext:value-type="float">
            <text:p>723.28843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5750" calcext:value-type="float">
            <text:p>5750</text:p>
          </table:table-cell>
          <table:table-cell office:value-type="float" office:value="1173.05762" calcext:value-type="float">
            <text:p>1173.05762</text:p>
          </table:table-cell>
          <table:table-cell office:value-type="float" office:value="812.86933" calcext:value-type="float">
            <text:p>812.86933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5500" calcext:value-type="float">
            <text:p>5500</text:p>
          </table:table-cell>
          <table:table-cell office:value-type="float" office:value="1128.8309" calcext:value-type="float">
            <text:p>1128.8309</text:p>
          </table:table-cell>
          <table:table-cell office:value-type="float" office:value="744.04015" calcext:value-type="float">
            <text:p>744.04015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5250" calcext:value-type="float">
            <text:p>5250</text:p>
          </table:table-cell>
          <table:table-cell office:value-type="float" office:value="1140.25771" calcext:value-type="float">
            <text:p>1140.25771</text:p>
          </table:table-cell>
          <table:table-cell office:value-type="float" office:value="740.39973" calcext:value-type="float">
            <text:p>740.39973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5000" calcext:value-type="float">
            <text:p>5000</text:p>
          </table:table-cell>
          <table:table-cell office:value-type="float" office:value="1084.34769" calcext:value-type="float">
            <text:p>1084.34769</text:p>
          </table:table-cell>
          <table:table-cell office:value-type="float" office:value="782.37876" calcext:value-type="float">
            <text:p>782.37876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4750" calcext:value-type="float">
            <text:p>4750</text:p>
          </table:table-cell>
          <table:table-cell office:value-type="float" office:value="1061.15156" calcext:value-type="float">
            <text:p>1061.15156</text:p>
          </table:table-cell>
          <table:table-cell office:value-type="float" office:value="802.59365" calcext:value-type="float">
            <text:p>802.59365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4500" calcext:value-type="float">
            <text:p>4500</text:p>
          </table:table-cell>
          <table:table-cell office:value-type="float" office:value="1163.73342" calcext:value-type="float">
            <text:p>1163.73342</text:p>
          </table:table-cell>
          <table:table-cell office:value-type="float" office:value="762.61612" calcext:value-type="float">
            <text:p>762.61612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4250" calcext:value-type="float">
            <text:p>4250</text:p>
          </table:table-cell>
          <table:table-cell office:value-type="float" office:value="1117.61108" calcext:value-type="float">
            <text:p>1117.61108</text:p>
          </table:table-cell>
          <table:table-cell office:value-type="float" office:value="760.72713" calcext:value-type="float">
            <text:p>760.72713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4000" calcext:value-type="float">
            <text:p>4000</text:p>
          </table:table-cell>
          <table:table-cell office:value-type="float" office:value="1090.10654" calcext:value-type="float">
            <text:p>1090.10654</text:p>
          </table:table-cell>
          <table:table-cell office:value-type="float" office:value="754.12761" calcext:value-type="float">
            <text:p>754.12761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3750" calcext:value-type="float">
            <text:p>3750</text:p>
          </table:table-cell>
          <table:table-cell office:value-type="float" office:value="1192.43811" calcext:value-type="float">
            <text:p>1192.43811</text:p>
          </table:table-cell>
          <table:table-cell office:value-type="float" office:value="744.23935" calcext:value-type="float">
            <text:p>744.23935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3500" calcext:value-type="float">
            <text:p>3500</text:p>
          </table:table-cell>
          <table:table-cell office:value-type="float" office:value="1106.64481" calcext:value-type="float">
            <text:p>1106.64481</text:p>
          </table:table-cell>
          <table:table-cell office:value-type="float" office:value="764.42238" calcext:value-type="float">
            <text:p>764.42238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3250" calcext:value-type="float">
            <text:p>3250</text:p>
          </table:table-cell>
          <table:table-cell office:value-type="float" office:value="1150.1749" calcext:value-type="float">
            <text:p>1150.1749</text:p>
          </table:table-cell>
          <table:table-cell office:value-type="float" office:value="780.5326" calcext:value-type="float">
            <text:p>780.5326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3000" calcext:value-type="float">
            <text:p>3000</text:p>
          </table:table-cell>
          <table:table-cell office:value-type="float" office:value="1095.39871" calcext:value-type="float">
            <text:p>1095.39871</text:p>
          </table:table-cell>
          <table:table-cell office:value-type="float" office:value="795.45117" calcext:value-type="float">
            <text:p>795.45117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2750" calcext:value-type="float">
            <text:p>2750</text:p>
          </table:table-cell>
          <table:table-cell office:value-type="float" office:value="1215.80951" calcext:value-type="float">
            <text:p>1215.80951</text:p>
          </table:table-cell>
          <table:table-cell office:value-type="float" office:value="716.47534" calcext:value-type="float">
            <text:p>716.47534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2500" calcext:value-type="float">
            <text:p>2500</text:p>
          </table:table-cell>
          <table:table-cell office:value-type="float" office:value="1104.52441" calcext:value-type="float">
            <text:p>1104.52441</text:p>
          </table:table-cell>
          <table:table-cell office:value-type="float" office:value="748.55169" calcext:value-type="float">
            <text:p>748.55169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2250" calcext:value-type="float">
            <text:p>2250</text:p>
          </table:table-cell>
          <table:table-cell office:value-type="float" office:value="1194.14475" calcext:value-type="float">
            <text:p>1194.14475</text:p>
          </table:table-cell>
          <table:table-cell office:value-type="float" office:value="731.31261" calcext:value-type="float">
            <text:p>731.31261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2000" calcext:value-type="float">
            <text:p>2000</text:p>
          </table:table-cell>
          <table:table-cell office:value-type="float" office:value="1157.99817" calcext:value-type="float">
            <text:p>1157.99817</text:p>
          </table:table-cell>
          <table:table-cell office:value-type="float" office:value="752.16497" calcext:value-type="float">
            <text:p>752.16497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1750" calcext:value-type="float">
            <text:p>1750</text:p>
          </table:table-cell>
          <table:table-cell office:value-type="float" office:value="1103.67918" calcext:value-type="float">
            <text:p>1103.67918</text:p>
          </table:table-cell>
          <table:table-cell office:value-type="float" office:value="896.87327" calcext:value-type="float">
            <text:p>896.87327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1500" calcext:value-type="float">
            <text:p>1500</text:p>
          </table:table-cell>
          <table:table-cell office:value-type="float" office:value="1084.54241" calcext:value-type="float">
            <text:p>1084.54241</text:p>
          </table:table-cell>
          <table:table-cell office:value-type="float" office:value="781.69254" calcext:value-type="float">
            <text:p>781.69254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1250" calcext:value-type="float">
            <text:p>1250</text:p>
          </table:table-cell>
          <table:table-cell office:value-type="float" office:value="1076.49886" calcext:value-type="float">
            <text:p>1076.49886</text:p>
          </table:table-cell>
          <table:table-cell office:value-type="float" office:value="724.83919" calcext:value-type="float">
            <text:p>724.83919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1000" calcext:value-type="float">
            <text:p>1000</text:p>
          </table:table-cell>
          <table:table-cell office:value-type="float" office:value="1111.26583" calcext:value-type="float">
            <text:p>1111.26583</text:p>
          </table:table-cell>
          <table:table-cell office:value-type="float" office:value="751.68499" calcext:value-type="float">
            <text:p>751.68499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750" calcext:value-type="float">
            <text:p>750</text:p>
          </table:table-cell>
          <table:table-cell office:value-type="float" office:value="1076.57354" calcext:value-type="float">
            <text:p>1076.57354</text:p>
          </table:table-cell>
          <table:table-cell office:value-type="float" office:value="761.96672" calcext:value-type="float">
            <text:p>761.96672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500" calcext:value-type="float">
            <text:p>500</text:p>
          </table:table-cell>
          <table:table-cell office:value-type="float" office:value="1064.05606" calcext:value-type="float">
            <text:p>1064.05606</text:p>
          </table:table-cell>
          <table:table-cell office:value-type="float" office:value="909.31662" calcext:value-type="float">
            <text:p>909.31662</text:p>
          </table:table-cell>
        </table:table-row>
        <table:table-row table:style-name="ro1">
          <table:table-cell office:value-type="string" calcext:value-type="string">
            <text:p>As_EV_NHM_4</text:p>
          </table:table-cell>
          <table:table-cell office:value-type="float" office:value="250" calcext:value-type="float">
            <text:p>250</text:p>
          </table:table-cell>
          <table:table-cell office:value-type="float" office:value="1137.89602" calcext:value-type="float">
            <text:p>1137.89602</text:p>
          </table:table-cell>
          <table:table-cell office:value-type="float" office:value="837.158" calcext:value-type="float">
            <text:p>837.15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10000" calcext:value-type="float">
            <text:p>10000</text:p>
          </table:table-cell>
          <table:table-cell office:value-type="float" office:value="638.69525" calcext:value-type="float">
            <text:p>638.69525</text:p>
          </table:table-cell>
          <table:table-cell office:value-type="float" office:value="1180.14581" calcext:value-type="float">
            <text:p>1180.14581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9750" calcext:value-type="float">
            <text:p>9750</text:p>
          </table:table-cell>
          <table:table-cell office:value-type="float" office:value="617.76753" calcext:value-type="float">
            <text:p>617.76753</text:p>
          </table:table-cell>
          <table:table-cell office:value-type="float" office:value="1180.39997" calcext:value-type="float">
            <text:p>1180.39997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9500" calcext:value-type="float">
            <text:p>9500</text:p>
          </table:table-cell>
          <table:table-cell office:value-type="float" office:value="773.5655" calcext:value-type="float">
            <text:p>773.5655</text:p>
          </table:table-cell>
          <table:table-cell office:value-type="float" office:value="1308.70386" calcext:value-type="float">
            <text:p>1308.70386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9250" calcext:value-type="float">
            <text:p>9250</text:p>
          </table:table-cell>
          <table:table-cell office:value-type="float" office:value="861.84745" calcext:value-type="float">
            <text:p>861.84745</text:p>
          </table:table-cell>
          <table:table-cell office:value-type="float" office:value="939.57078" calcext:value-type="float">
            <text:p>939.5707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9000" calcext:value-type="float">
            <text:p>9000</text:p>
          </table:table-cell>
          <table:table-cell office:value-type="float" office:value="587.43384" calcext:value-type="float">
            <text:p>587.43384</text:p>
          </table:table-cell>
          <table:table-cell office:value-type="float" office:value="1069.74193" calcext:value-type="float">
            <text:p>1069.74193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8750" calcext:value-type="float">
            <text:p>8750</text:p>
          </table:table-cell>
          <table:table-cell office:value-type="float" office:value="725.9378" calcext:value-type="float">
            <text:p>725.9378</text:p>
          </table:table-cell>
          <table:table-cell office:value-type="float" office:value="989.3718" calcext:value-type="float">
            <text:p>989.371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8500" calcext:value-type="float">
            <text:p>8500</text:p>
          </table:table-cell>
          <table:table-cell office:value-type="float" office:value="879.50908" calcext:value-type="float">
            <text:p>879.50908</text:p>
          </table:table-cell>
          <table:table-cell office:value-type="float" office:value="1165.29855" calcext:value-type="float">
            <text:p>1165.29855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8250" calcext:value-type="float">
            <text:p>8250</text:p>
          </table:table-cell>
          <table:table-cell office:value-type="float" office:value="658.28888" calcext:value-type="float">
            <text:p>658.28888</text:p>
          </table:table-cell>
          <table:table-cell office:value-type="float" office:value="1431.07391" calcext:value-type="float">
            <text:p>1431.07391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8000" calcext:value-type="float">
            <text:p>8000</text:p>
          </table:table-cell>
          <table:table-cell office:value-type="float" office:value="688.3039" calcext:value-type="float">
            <text:p>688.3039</text:p>
          </table:table-cell>
          <table:table-cell office:value-type="float" office:value="1150.0428" calcext:value-type="float">
            <text:p>1150.042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7750" calcext:value-type="float">
            <text:p>7750</text:p>
          </table:table-cell>
          <table:table-cell office:value-type="float" office:value="734.83141" calcext:value-type="float">
            <text:p>734.83141</text:p>
          </table:table-cell>
          <table:table-cell office:value-type="float" office:value="1264.4605" calcext:value-type="float">
            <text:p>1264.4605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7500" calcext:value-type="float">
            <text:p>7500</text:p>
          </table:table-cell>
          <table:table-cell office:value-type="float" office:value="608.37768" calcext:value-type="float">
            <text:p>608.37768</text:p>
          </table:table-cell>
          <table:table-cell office:value-type="float" office:value="1150.11102" calcext:value-type="float">
            <text:p>1150.11102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7250" calcext:value-type="float">
            <text:p>7250</text:p>
          </table:table-cell>
          <table:table-cell office:value-type="float" office:value="663.61347" calcext:value-type="float">
            <text:p>663.61347</text:p>
          </table:table-cell>
          <table:table-cell office:value-type="float" office:value="1357.458" calcext:value-type="float">
            <text:p>1357.45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7000" calcext:value-type="float">
            <text:p>7000</text:p>
          </table:table-cell>
          <table:table-cell office:value-type="float" office:value="710.78914" calcext:value-type="float">
            <text:p>710.78914</text:p>
          </table:table-cell>
          <table:table-cell office:value-type="float" office:value="1299.19503" calcext:value-type="float">
            <text:p>1299.19503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6750" calcext:value-type="float">
            <text:p>6750</text:p>
          </table:table-cell>
          <table:table-cell office:value-type="float" office:value="587.22946" calcext:value-type="float">
            <text:p>587.22946</text:p>
          </table:table-cell>
          <table:table-cell office:value-type="float" office:value="1018.51163" calcext:value-type="float">
            <text:p>1018.51163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6500" calcext:value-type="float">
            <text:p>6500</text:p>
          </table:table-cell>
          <table:table-cell office:value-type="float" office:value="709.15342" calcext:value-type="float">
            <text:p>709.15342</text:p>
          </table:table-cell>
          <table:table-cell office:value-type="float" office:value="1292.88895" calcext:value-type="float">
            <text:p>1292.88895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6250" calcext:value-type="float">
            <text:p>6250</text:p>
          </table:table-cell>
          <table:table-cell office:value-type="float" office:value="731.52524" calcext:value-type="float">
            <text:p>731.52524</text:p>
          </table:table-cell>
          <table:table-cell office:value-type="float" office:value="1193.14659" calcext:value-type="float">
            <text:p>1193.14659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6000" calcext:value-type="float">
            <text:p>6000</text:p>
          </table:table-cell>
          <table:table-cell office:value-type="float" office:value="769.80972" calcext:value-type="float">
            <text:p>769.80972</text:p>
          </table:table-cell>
          <table:table-cell office:value-type="float" office:value="1099.76587" calcext:value-type="float">
            <text:p>1099.76587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5750" calcext:value-type="float">
            <text:p>5750</text:p>
          </table:table-cell>
          <table:table-cell office:value-type="float" office:value="757.82696" calcext:value-type="float">
            <text:p>757.82696</text:p>
          </table:table-cell>
          <table:table-cell office:value-type="float" office:value="1208.58288" calcext:value-type="float">
            <text:p>1208.5828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5500" calcext:value-type="float">
            <text:p>5500</text:p>
          </table:table-cell>
          <table:table-cell office:value-type="float" office:value="734.99232" calcext:value-type="float">
            <text:p>734.99232</text:p>
          </table:table-cell>
          <table:table-cell office:value-type="float" office:value="1214.87222" calcext:value-type="float">
            <text:p>1214.87222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5250" calcext:value-type="float">
            <text:p>5250</text:p>
          </table:table-cell>
          <table:table-cell office:value-type="float" office:value="769.85229" calcext:value-type="float">
            <text:p>769.85229</text:p>
          </table:table-cell>
          <table:table-cell office:value-type="float" office:value="989.73366" calcext:value-type="float">
            <text:p>989.73366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5000" calcext:value-type="float">
            <text:p>5000</text:p>
          </table:table-cell>
          <table:table-cell office:value-type="float" office:value="758.13548" calcext:value-type="float">
            <text:p>758.13548</text:p>
          </table:table-cell>
          <table:table-cell office:value-type="float" office:value="1066.70606" calcext:value-type="float">
            <text:p>1066.70606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4750" calcext:value-type="float">
            <text:p>4750</text:p>
          </table:table-cell>
          <table:table-cell office:value-type="float" office:value="689.86766" calcext:value-type="float">
            <text:p>689.86766</text:p>
          </table:table-cell>
          <table:table-cell office:value-type="float" office:value="1050.20878" calcext:value-type="float">
            <text:p>1050.2087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4500" calcext:value-type="float">
            <text:p>4500</text:p>
          </table:table-cell>
          <table:table-cell office:value-type="float" office:value="609.56463" calcext:value-type="float">
            <text:p>609.56463</text:p>
          </table:table-cell>
          <table:table-cell office:value-type="float" office:value="1248.25104" calcext:value-type="float">
            <text:p>1248.25104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4250" calcext:value-type="float">
            <text:p>4250</text:p>
          </table:table-cell>
          <table:table-cell office:value-type="float" office:value="617.85538" calcext:value-type="float">
            <text:p>617.85538</text:p>
          </table:table-cell>
          <table:table-cell office:value-type="float" office:value="1077.14406" calcext:value-type="float">
            <text:p>1077.14406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4000" calcext:value-type="float">
            <text:p>4000</text:p>
          </table:table-cell>
          <table:table-cell office:value-type="float" office:value="573.96771" calcext:value-type="float">
            <text:p>573.96771</text:p>
          </table:table-cell>
          <table:table-cell office:value-type="float" office:value="1087.84058" calcext:value-type="float">
            <text:p>1087.8405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3750" calcext:value-type="float">
            <text:p>3750</text:p>
          </table:table-cell>
          <table:table-cell office:value-type="float" office:value="753.61679" calcext:value-type="float">
            <text:p>753.61679</text:p>
          </table:table-cell>
          <table:table-cell office:value-type="float" office:value="1302.39172" calcext:value-type="float">
            <text:p>1302.39172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3500" calcext:value-type="float">
            <text:p>3500</text:p>
          </table:table-cell>
          <table:table-cell office:value-type="float" office:value="792.56954" calcext:value-type="float">
            <text:p>792.56954</text:p>
          </table:table-cell>
          <table:table-cell office:value-type="float" office:value="1128.34985" calcext:value-type="float">
            <text:p>1128.34985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3250" calcext:value-type="float">
            <text:p>3250</text:p>
          </table:table-cell>
          <table:table-cell office:value-type="float" office:value="716.20431" calcext:value-type="float">
            <text:p>716.20431</text:p>
          </table:table-cell>
          <table:table-cell office:value-type="float" office:value="1295.24961" calcext:value-type="float">
            <text:p>1295.24961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3000" calcext:value-type="float">
            <text:p>3000</text:p>
          </table:table-cell>
          <table:table-cell office:value-type="float" office:value="647.87702" calcext:value-type="float">
            <text:p>647.87702</text:p>
          </table:table-cell>
          <table:table-cell office:value-type="float" office:value="1250.82742" calcext:value-type="float">
            <text:p>1250.82742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2750" calcext:value-type="float">
            <text:p>2750</text:p>
          </table:table-cell>
          <table:table-cell office:value-type="float" office:value="850.83015" calcext:value-type="float">
            <text:p>850.83015</text:p>
          </table:table-cell>
          <table:table-cell office:value-type="float" office:value="1242.72943" calcext:value-type="float">
            <text:p>1242.72943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2500" calcext:value-type="float">
            <text:p>2500</text:p>
          </table:table-cell>
          <table:table-cell office:value-type="float" office:value="747.66859" calcext:value-type="float">
            <text:p>747.66859</text:p>
          </table:table-cell>
          <table:table-cell office:value-type="float" office:value="1243.26756" calcext:value-type="float">
            <text:p>1243.26756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2250" calcext:value-type="float">
            <text:p>2250</text:p>
          </table:table-cell>
          <table:table-cell office:value-type="float" office:value="781.78277" calcext:value-type="float">
            <text:p>781.78277</text:p>
          </table:table-cell>
          <table:table-cell office:value-type="float" office:value="1124.28416" calcext:value-type="float">
            <text:p>1124.28416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2000" calcext:value-type="float">
            <text:p>2000</text:p>
          </table:table-cell>
          <table:table-cell office:value-type="float" office:value="871.32258" calcext:value-type="float">
            <text:p>871.32258</text:p>
          </table:table-cell>
          <table:table-cell office:value-type="float" office:value="1320.61225" calcext:value-type="float">
            <text:p>1320.61225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1750" calcext:value-type="float">
            <text:p>1750</text:p>
          </table:table-cell>
          <table:table-cell office:value-type="float" office:value="914.41506" calcext:value-type="float">
            <text:p>914.41506</text:p>
          </table:table-cell>
          <table:table-cell office:value-type="float" office:value="1064.3098" calcext:value-type="float">
            <text:p>1064.309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1500" calcext:value-type="float">
            <text:p>1500</text:p>
          </table:table-cell>
          <table:table-cell office:value-type="float" office:value="613.80163" calcext:value-type="float">
            <text:p>613.80163</text:p>
          </table:table-cell>
          <table:table-cell office:value-type="float" office:value="1031.55053" calcext:value-type="float">
            <text:p>1031.55053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1250" calcext:value-type="float">
            <text:p>1250</text:p>
          </table:table-cell>
          <table:table-cell office:value-type="float" office:value="749.37385" calcext:value-type="float">
            <text:p>749.37385</text:p>
          </table:table-cell>
          <table:table-cell office:value-type="float" office:value="1059.5011" calcext:value-type="float">
            <text:p>1059.5011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1000" calcext:value-type="float">
            <text:p>1000</text:p>
          </table:table-cell>
          <table:table-cell office:value-type="float" office:value="782.03322" calcext:value-type="float">
            <text:p>782.03322</text:p>
          </table:table-cell>
          <table:table-cell office:value-type="float" office:value="1200.02028" calcext:value-type="float">
            <text:p>1200.02028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750" calcext:value-type="float">
            <text:p>750</text:p>
          </table:table-cell>
          <table:table-cell office:value-type="float" office:value="782.17066" calcext:value-type="float">
            <text:p>782.17066</text:p>
          </table:table-cell>
          <table:table-cell office:value-type="float" office:value="1203.53702" calcext:value-type="float">
            <text:p>1203.53702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500" calcext:value-type="float">
            <text:p>500</text:p>
          </table:table-cell>
          <table:table-cell office:value-type="float" office:value="848.0673" calcext:value-type="float">
            <text:p>848.0673</text:p>
          </table:table-cell>
          <table:table-cell office:value-type="float" office:value="1224.04995" calcext:value-type="float">
            <text:p>1224.04995</text:p>
          </table:table-cell>
        </table:table-row>
        <table:table-row table:style-name="ro1">
          <table:table-cell office:value-type="string" calcext:value-type="string">
            <text:p>As_MF_MFM_10</text:p>
          </table:table-cell>
          <table:table-cell office:value-type="float" office:value="250" calcext:value-type="float">
            <text:p>250</text:p>
          </table:table-cell>
          <table:table-cell office:value-type="float" office:value="705.28967" calcext:value-type="float">
            <text:p>705.28967</text:p>
          </table:table-cell>
          <table:table-cell office:value-type="float" office:value="1228.13339" calcext:value-type="float">
            <text:p>1228.13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23:17:03.406000000</dc:date>
    <meta:editing-duration>PT2M49S</meta:editing-duration>
    <meta:editing-cycles>1</meta:editing-cycles>
    <meta:document-statistic meta:table-count="1" meta:cell-count="324" meta:object-count="2"/>
    <meta:generator>LibreOffice/5.3.3.2$Windows_X86_64 LibreOffice_project/3d9a8b4b4e538a85e0782bd6c2d430bafe5834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11cm" svg:height="18.276cm" xlink:href=".." xlink:type="simple" chart:class="chart:scatter" chart:style-name="ch1">
        <chart:legend chart:legend-position="end" svg:x="27.527cm" svg:y="8.643cm" style:legend-expansion="high" chart:style-name="ch2"/>
        <chart:plot-area chart:style-name="ch3" table:cell-range-address="'Aspiration window'.B1:'Aspiration window'.D41" chart:data-source-has-labels="row" svg:x="0.628cm" svg:y="0.365cm" svg:width="26.271cm" svg:height="17.546cm">
          <chartooo:coordinate-region svg:x="1.435cm" svg:y="0.538cm" svg:width="24.814cm" svg:height="16.7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spiration window'.C2:'Aspiration window'.C41" chart:label-cell-address="'Aspiration window'.C1:'Aspiration window'.C1" chart:class="chart:scatter">
            <chart:domain table:cell-range-address="'Aspiration window'.B2:'Aspiration window'.B41"/>
            <chart:data-point chart:repeated="40"/>
          </chart:series>
          <chart:series chart:style-name="ch7" chart:values-cell-range-address="'Aspiration window'.D2:'Aspiration window'.D41" chart:label-cell-address="'Aspiration window'.D1:'Aspiration window'.D1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ndo time (ms)</text:p>
                <draw:g>
                  <svg:desc>'Aspiration window'.C1:'Aspiration window'.C1</svg:desc>
                </draw:g>
              </table:table-cell>
              <table:table-cell office:value-type="string">
                <text:p>Expy time (ms)</text:p>
                <draw:g>
                  <svg:desc>'Aspiration window'.D1:'Aspiration window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Aspiration window'.B2:'Aspiration window'.B41</svg:desc>
                </draw:g>
              </table:table-cell>
              <table:table-cell office:value-type="float" office:value="1077.13822">
                <text:p>1077.13822</text:p>
                <draw:g>
                  <svg:desc>'Aspiration window'.C2:'Aspiration window'.C41</svg:desc>
                </draw:g>
              </table:table-cell>
              <table:table-cell office:value-type="float" office:value="861.29721">
                <text:p>861.29721</text:p>
                <draw:g>
                  <svg:desc>'Aspiration window'.D2:'Aspiration window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50">
                <text:p>9750</text:p>
              </table:table-cell>
              <table:table-cell office:value-type="float" office:value="1149.37776">
                <text:p>1149.37776</text:p>
              </table:table-cell>
              <table:table-cell office:value-type="float" office:value="782.1884">
                <text:p>782.1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00">
                <text:p>9500</text:p>
              </table:table-cell>
              <table:table-cell office:value-type="float" office:value="1024.01535">
                <text:p>1024.01535</text:p>
              </table:table-cell>
              <table:table-cell office:value-type="float" office:value="835.74159">
                <text:p>835.74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50">
                <text:p>9250</text:p>
              </table:table-cell>
              <table:table-cell office:value-type="float" office:value="1191.66187">
                <text:p>1191.66187</text:p>
              </table:table-cell>
              <table:table-cell office:value-type="float" office:value="873.25032">
                <text:p>873.25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1146.66291">
                <text:p>1146.66291</text:p>
              </table:table-cell>
              <table:table-cell office:value-type="float" office:value="866.05827">
                <text:p>866.05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50">
                <text:p>8750</text:p>
              </table:table-cell>
              <table:table-cell office:value-type="float" office:value="1084.73945">
                <text:p>1084.73945</text:p>
              </table:table-cell>
              <table:table-cell office:value-type="float" office:value="805.63033">
                <text:p>805.63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0">
                <text:p>8500</text:p>
              </table:table-cell>
              <table:table-cell office:value-type="float" office:value="1145.07922">
                <text:p>1145.07922</text:p>
              </table:table-cell>
              <table:table-cell office:value-type="float" office:value="874.20184">
                <text:p>874.20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50">
                <text:p>8250</text:p>
              </table:table-cell>
              <table:table-cell office:value-type="float" office:value="1295.43151">
                <text:p>1295.43151</text:p>
              </table:table-cell>
              <table:table-cell office:value-type="float" office:value="943.04617">
                <text:p>943.04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1162.48428">
                <text:p>1162.48428</text:p>
              </table:table-cell>
              <table:table-cell office:value-type="float" office:value="870.69561">
                <text:p>870.69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50">
                <text:p>7750</text:p>
              </table:table-cell>
              <table:table-cell office:value-type="float" office:value="1148.24863">
                <text:p>1148.24863</text:p>
              </table:table-cell>
              <table:table-cell office:value-type="float" office:value="807.10439">
                <text:p>807.10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0">
                <text:p>7500</text:p>
              </table:table-cell>
              <table:table-cell office:value-type="float" office:value="1098.55492">
                <text:p>1098.55492</text:p>
              </table:table-cell>
              <table:table-cell office:value-type="float" office:value="793.98518">
                <text:p>793.98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50">
                <text:p>7250</text:p>
              </table:table-cell>
              <table:table-cell office:value-type="float" office:value="1065.11901">
                <text:p>1065.11901</text:p>
              </table:table-cell>
              <table:table-cell office:value-type="float" office:value="781.10674">
                <text:p>781.10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1128.35509">
                <text:p>1128.35509</text:p>
              </table:table-cell>
              <table:table-cell office:value-type="float" office:value="736.73527">
                <text:p>736.73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0">
                <text:p>6750</text:p>
              </table:table-cell>
              <table:table-cell office:value-type="float" office:value="986.92832">
                <text:p>986.92832</text:p>
              </table:table-cell>
              <table:table-cell office:value-type="float" office:value="723.28223">
                <text:p>723.28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0">
                <text:p>6500</text:p>
              </table:table-cell>
              <table:table-cell office:value-type="float" office:value="1149.3314">
                <text:p>1149.3314</text:p>
              </table:table-cell>
              <table:table-cell office:value-type="float" office:value="809.98523">
                <text:p>809.98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50">
                <text:p>6250</text:p>
              </table:table-cell>
              <table:table-cell office:value-type="float" office:value="1066.17734">
                <text:p>1066.17734</text:p>
              </table:table-cell>
              <table:table-cell office:value-type="float" office:value="790.35762">
                <text:p>790.35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">
                <text:p>6000</text:p>
              </table:table-cell>
              <table:table-cell office:value-type="float" office:value="1115.13708">
                <text:p>1115.13708</text:p>
              </table:table-cell>
              <table:table-cell office:value-type="float" office:value="723.28843">
                <text:p>723.288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50">
                <text:p>5750</text:p>
              </table:table-cell>
              <table:table-cell office:value-type="float" office:value="1173.05762">
                <text:p>1173.05762</text:p>
              </table:table-cell>
              <table:table-cell office:value-type="float" office:value="812.86933">
                <text:p>812.86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00">
                <text:p>5500</text:p>
              </table:table-cell>
              <table:table-cell office:value-type="float" office:value="1128.8309">
                <text:p>1128.8309</text:p>
              </table:table-cell>
              <table:table-cell office:value-type="float" office:value="744.04015">
                <text:p>744.04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0">
                <text:p>5250</text:p>
              </table:table-cell>
              <table:table-cell office:value-type="float" office:value="1140.25771">
                <text:p>1140.25771</text:p>
              </table:table-cell>
              <table:table-cell office:value-type="float" office:value="740.39973">
                <text:p>740.39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1084.34769">
                <text:p>1084.34769</text:p>
              </table:table-cell>
              <table:table-cell office:value-type="float" office:value="782.37876">
                <text:p>782.37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50">
                <text:p>4750</text:p>
              </table:table-cell>
              <table:table-cell office:value-type="float" office:value="1061.15156">
                <text:p>1061.15156</text:p>
              </table:table-cell>
              <table:table-cell office:value-type="float" office:value="802.59365">
                <text:p>802.59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">
                <text:p>4500</text:p>
              </table:table-cell>
              <table:table-cell office:value-type="float" office:value="1163.73342">
                <text:p>1163.73342</text:p>
              </table:table-cell>
              <table:table-cell office:value-type="float" office:value="762.61612">
                <text:p>762.61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50">
                <text:p>4250</text:p>
              </table:table-cell>
              <table:table-cell office:value-type="float" office:value="1117.61108">
                <text:p>1117.61108</text:p>
              </table:table-cell>
              <table:table-cell office:value-type="float" office:value="760.72713">
                <text:p>760.72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1090.10654">
                <text:p>1090.10654</text:p>
              </table:table-cell>
              <table:table-cell office:value-type="float" office:value="754.12761">
                <text:p>754.12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0">
                <text:p>3750</text:p>
              </table:table-cell>
              <table:table-cell office:value-type="float" office:value="1192.43811">
                <text:p>1192.43811</text:p>
              </table:table-cell>
              <table:table-cell office:value-type="float" office:value="744.23935">
                <text:p>744.23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0">
                <text:p>3500</text:p>
              </table:table-cell>
              <table:table-cell office:value-type="float" office:value="1106.64481">
                <text:p>1106.64481</text:p>
              </table:table-cell>
              <table:table-cell office:value-type="float" office:value="764.42238">
                <text:p>764.42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50">
                <text:p>3250</text:p>
              </table:table-cell>
              <table:table-cell office:value-type="float" office:value="1150.1749">
                <text:p>1150.1749</text:p>
              </table:table-cell>
              <table:table-cell office:value-type="float" office:value="780.5326">
                <text:p>780.5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">
                <text:p>3000</text:p>
              </table:table-cell>
              <table:table-cell office:value-type="float" office:value="1095.39871">
                <text:p>1095.39871</text:p>
              </table:table-cell>
              <table:table-cell office:value-type="float" office:value="795.45117">
                <text:p>795.45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50">
                <text:p>2750</text:p>
              </table:table-cell>
              <table:table-cell office:value-type="float" office:value="1215.80951">
                <text:p>1215.80951</text:p>
              </table:table-cell>
              <table:table-cell office:value-type="float" office:value="716.47534">
                <text:p>716.47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1104.52441">
                <text:p>1104.52441</text:p>
              </table:table-cell>
              <table:table-cell office:value-type="float" office:value="748.55169">
                <text:p>748.55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50">
                <text:p>2250</text:p>
              </table:table-cell>
              <table:table-cell office:value-type="float" office:value="1194.14475">
                <text:p>1194.14475</text:p>
              </table:table-cell>
              <table:table-cell office:value-type="float" office:value="731.31261">
                <text:p>731.31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1157.99817">
                <text:p>1157.99817</text:p>
              </table:table-cell>
              <table:table-cell office:value-type="float" office:value="752.16497">
                <text:p>752.16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">
                <text:p>1750</text:p>
              </table:table-cell>
              <table:table-cell office:value-type="float" office:value="1103.67918">
                <text:p>1103.67918</text:p>
              </table:table-cell>
              <table:table-cell office:value-type="float" office:value="896.87327">
                <text:p>896.87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1084.54241">
                <text:p>1084.54241</text:p>
              </table:table-cell>
              <table:table-cell office:value-type="float" office:value="781.69254">
                <text:p>781.69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1076.49886">
                <text:p>1076.49886</text:p>
              </table:table-cell>
              <table:table-cell office:value-type="float" office:value="724.83919">
                <text:p>724.83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1111.26583">
                <text:p>1111.26583</text:p>
              </table:table-cell>
              <table:table-cell office:value-type="float" office:value="751.68499">
                <text:p>751.68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1076.57354">
                <text:p>1076.57354</text:p>
              </table:table-cell>
              <table:table-cell office:value-type="float" office:value="761.96672">
                <text:p>761.96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  <table:table-cell office:value-type="float" office:value="1064.05606">
                <text:p>1064.05606</text:p>
              </table:table-cell>
              <table:table-cell office:value-type="float" office:value="909.31662">
                <text:p>909.31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">
                <text:p>250</text:p>
              </table:table-cell>
              <table:table-cell office:value-type="float" office:value="1137.89602">
                <text:p>1137.89602</text:p>
              </table:table-cell>
              <table:table-cell office:value-type="float" office:value="837.158">
                <text:p>837.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46cm" svg:height="17.771cm" xlink:href=".." xlink:type="simple" chart:class="chart:scatter" chart:style-name="ch1">
        <chart:legend chart:legend-position="end" svg:x="27.362cm" svg:y="8.39cm" style:legend-expansion="high" chart:style-name="ch2"/>
        <chart:plot-area chart:style-name="ch3" table:cell-range-address="'Aspiration window'.B42:'Aspiration window'.D81 'Aspiration window'.C1:'Aspiration window'.D1" chart:data-source-has-labels="row" svg:x="0.624cm" svg:y="0.355cm" svg:width="26.114cm" svg:height="17.061cm">
          <chartooo:coordinate-region svg:x="1.431cm" svg:y="0.528cm" svg:width="24.657cm" svg:height="16.2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spiration window'.C42:'Aspiration window'.C81" chart:label-cell-address="'Aspiration window'.C1:'Aspiration window'.C1" chart:class="chart:scatter">
            <chart:domain table:cell-range-address="'Aspiration window'.B42:'Aspiration window'.B81"/>
            <chart:data-point chart:repeated="40"/>
          </chart:series>
          <chart:series chart:style-name="ch7" chart:values-cell-range-address="'Aspiration window'.D42:'Aspiration window'.D81" chart:label-cell-address="'Aspiration window'.D1:'Aspiration window'.D1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ndo time (ms)</text:p>
                <draw:g>
                  <svg:desc>'Aspiration window'.C1:'Aspiration window'.C1</svg:desc>
                </draw:g>
              </table:table-cell>
              <table:table-cell office:value-type="string">
                <text:p>Expy time (ms)</text:p>
                <draw:g>
                  <svg:desc>'Aspiration window'.D1:'Aspiration window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'Aspiration window'.B42:'Aspiration window'.B81</svg:desc>
                </draw:g>
              </table:table-cell>
              <table:table-cell office:value-type="float" office:value="638.69525">
                <text:p>638.69525</text:p>
                <draw:g>
                  <svg:desc>'Aspiration window'.C42:'Aspiration window'.C81</svg:desc>
                </draw:g>
              </table:table-cell>
              <table:table-cell office:value-type="float" office:value="1180.14581">
                <text:p>1180.14581</text:p>
                <draw:g>
                  <svg:desc>'Aspiration window'.D42:'Aspiration window'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50">
                <text:p>9750</text:p>
              </table:table-cell>
              <table:table-cell office:value-type="float" office:value="617.76753">
                <text:p>617.76753</text:p>
              </table:table-cell>
              <table:table-cell office:value-type="float" office:value="1180.39997">
                <text:p>1180.3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00">
                <text:p>9500</text:p>
              </table:table-cell>
              <table:table-cell office:value-type="float" office:value="773.5655">
                <text:p>773.5655</text:p>
              </table:table-cell>
              <table:table-cell office:value-type="float" office:value="1308.70386">
                <text:p>1308.70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50">
                <text:p>9250</text:p>
              </table:table-cell>
              <table:table-cell office:value-type="float" office:value="861.84745">
                <text:p>861.84745</text:p>
              </table:table-cell>
              <table:table-cell office:value-type="float" office:value="939.57078">
                <text:p>939.57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587.43384">
                <text:p>587.43384</text:p>
              </table:table-cell>
              <table:table-cell office:value-type="float" office:value="1069.74193">
                <text:p>1069.74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50">
                <text:p>8750</text:p>
              </table:table-cell>
              <table:table-cell office:value-type="float" office:value="725.9378">
                <text:p>725.9378</text:p>
              </table:table-cell>
              <table:table-cell office:value-type="float" office:value="989.3718">
                <text:p>989.3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0">
                <text:p>8500</text:p>
              </table:table-cell>
              <table:table-cell office:value-type="float" office:value="879.50908">
                <text:p>879.50908</text:p>
              </table:table-cell>
              <table:table-cell office:value-type="float" office:value="1165.29855">
                <text:p>1165.29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50">
                <text:p>8250</text:p>
              </table:table-cell>
              <table:table-cell office:value-type="float" office:value="658.28888">
                <text:p>658.28888</text:p>
              </table:table-cell>
              <table:table-cell office:value-type="float" office:value="1431.07391">
                <text:p>1431.07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688.3039">
                <text:p>688.3039</text:p>
              </table:table-cell>
              <table:table-cell office:value-type="float" office:value="1150.0428">
                <text:p>1150.0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50">
                <text:p>7750</text:p>
              </table:table-cell>
              <table:table-cell office:value-type="float" office:value="734.83141">
                <text:p>734.83141</text:p>
              </table:table-cell>
              <table:table-cell office:value-type="float" office:value="1264.4605">
                <text:p>1264.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0">
                <text:p>7500</text:p>
              </table:table-cell>
              <table:table-cell office:value-type="float" office:value="608.37768">
                <text:p>608.37768</text:p>
              </table:table-cell>
              <table:table-cell office:value-type="float" office:value="1150.11102">
                <text:p>1150.11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50">
                <text:p>7250</text:p>
              </table:table-cell>
              <table:table-cell office:value-type="float" office:value="663.61347">
                <text:p>663.61347</text:p>
              </table:table-cell>
              <table:table-cell office:value-type="float" office:value="1357.458">
                <text:p>1357.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710.78914">
                <text:p>710.78914</text:p>
              </table:table-cell>
              <table:table-cell office:value-type="float" office:value="1299.19503">
                <text:p>1299.19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0">
                <text:p>6750</text:p>
              </table:table-cell>
              <table:table-cell office:value-type="float" office:value="587.22946">
                <text:p>587.22946</text:p>
              </table:table-cell>
              <table:table-cell office:value-type="float" office:value="1018.51163">
                <text:p>1018.51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0">
                <text:p>6500</text:p>
              </table:table-cell>
              <table:table-cell office:value-type="float" office:value="709.15342">
                <text:p>709.15342</text:p>
              </table:table-cell>
              <table:table-cell office:value-type="float" office:value="1292.88895">
                <text:p>1292.88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50">
                <text:p>6250</text:p>
              </table:table-cell>
              <table:table-cell office:value-type="float" office:value="731.52524">
                <text:p>731.52524</text:p>
              </table:table-cell>
              <table:table-cell office:value-type="float" office:value="1193.14659">
                <text:p>1193.14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">
                <text:p>6000</text:p>
              </table:table-cell>
              <table:table-cell office:value-type="float" office:value="769.80972">
                <text:p>769.80972</text:p>
              </table:table-cell>
              <table:table-cell office:value-type="float" office:value="1099.76587">
                <text:p>1099.76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50">
                <text:p>5750</text:p>
              </table:table-cell>
              <table:table-cell office:value-type="float" office:value="757.82696">
                <text:p>757.82696</text:p>
              </table:table-cell>
              <table:table-cell office:value-type="float" office:value="1208.58288">
                <text:p>1208.58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00">
                <text:p>5500</text:p>
              </table:table-cell>
              <table:table-cell office:value-type="float" office:value="734.99232">
                <text:p>734.99232</text:p>
              </table:table-cell>
              <table:table-cell office:value-type="float" office:value="1214.87222">
                <text:p>1214.87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0">
                <text:p>5250</text:p>
              </table:table-cell>
              <table:table-cell office:value-type="float" office:value="769.85229">
                <text:p>769.85229</text:p>
              </table:table-cell>
              <table:table-cell office:value-type="float" office:value="989.73366">
                <text:p>989.73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758.13548">
                <text:p>758.13548</text:p>
              </table:table-cell>
              <table:table-cell office:value-type="float" office:value="1066.70606">
                <text:p>1066.70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50">
                <text:p>4750</text:p>
              </table:table-cell>
              <table:table-cell office:value-type="float" office:value="689.86766">
                <text:p>689.86766</text:p>
              </table:table-cell>
              <table:table-cell office:value-type="float" office:value="1050.20878">
                <text:p>1050.20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">
                <text:p>4500</text:p>
              </table:table-cell>
              <table:table-cell office:value-type="float" office:value="609.56463">
                <text:p>609.56463</text:p>
              </table:table-cell>
              <table:table-cell office:value-type="float" office:value="1248.25104">
                <text:p>1248.25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50">
                <text:p>4250</text:p>
              </table:table-cell>
              <table:table-cell office:value-type="float" office:value="617.85538">
                <text:p>617.85538</text:p>
              </table:table-cell>
              <table:table-cell office:value-type="float" office:value="1077.14406">
                <text:p>1077.14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573.96771">
                <text:p>573.96771</text:p>
              </table:table-cell>
              <table:table-cell office:value-type="float" office:value="1087.84058">
                <text:p>1087.84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0">
                <text:p>3750</text:p>
              </table:table-cell>
              <table:table-cell office:value-type="float" office:value="753.61679">
                <text:p>753.61679</text:p>
              </table:table-cell>
              <table:table-cell office:value-type="float" office:value="1302.39172">
                <text:p>1302.39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0">
                <text:p>3500</text:p>
              </table:table-cell>
              <table:table-cell office:value-type="float" office:value="792.56954">
                <text:p>792.56954</text:p>
              </table:table-cell>
              <table:table-cell office:value-type="float" office:value="1128.34985">
                <text:p>1128.34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50">
                <text:p>3250</text:p>
              </table:table-cell>
              <table:table-cell office:value-type="float" office:value="716.20431">
                <text:p>716.20431</text:p>
              </table:table-cell>
              <table:table-cell office:value-type="float" office:value="1295.24961">
                <text:p>1295.24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">
                <text:p>3000</text:p>
              </table:table-cell>
              <table:table-cell office:value-type="float" office:value="647.87702">
                <text:p>647.87702</text:p>
              </table:table-cell>
              <table:table-cell office:value-type="float" office:value="1250.82742">
                <text:p>1250.827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50">
                <text:p>2750</text:p>
              </table:table-cell>
              <table:table-cell office:value-type="float" office:value="850.83015">
                <text:p>850.83015</text:p>
              </table:table-cell>
              <table:table-cell office:value-type="float" office:value="1242.72943">
                <text:p>1242.729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747.66859">
                <text:p>747.66859</text:p>
              </table:table-cell>
              <table:table-cell office:value-type="float" office:value="1243.26756">
                <text:p>1243.267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50">
                <text:p>2250</text:p>
              </table:table-cell>
              <table:table-cell office:value-type="float" office:value="781.78277">
                <text:p>781.78277</text:p>
              </table:table-cell>
              <table:table-cell office:value-type="float" office:value="1124.28416">
                <text:p>1124.28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871.32258">
                <text:p>871.32258</text:p>
              </table:table-cell>
              <table:table-cell office:value-type="float" office:value="1320.61225">
                <text:p>1320.61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">
                <text:p>1750</text:p>
              </table:table-cell>
              <table:table-cell office:value-type="float" office:value="914.41506">
                <text:p>914.41506</text:p>
              </table:table-cell>
              <table:table-cell office:value-type="float" office:value="1064.3098">
                <text:p>1064.30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613.80163">
                <text:p>613.80163</text:p>
              </table:table-cell>
              <table:table-cell office:value-type="float" office:value="1031.55053">
                <text:p>1031.55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749.37385">
                <text:p>749.37385</text:p>
              </table:table-cell>
              <table:table-cell office:value-type="float" office:value="1059.5011">
                <text:p>1059.5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782.03322">
                <text:p>782.03322</text:p>
              </table:table-cell>
              <table:table-cell office:value-type="float" office:value="1200.02028">
                <text:p>1200.02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782.17066">
                <text:p>782.17066</text:p>
              </table:table-cell>
              <table:table-cell office:value-type="float" office:value="1203.53702">
                <text:p>1203.53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  <table:table-cell office:value-type="float" office:value="848.0673">
                <text:p>848.0673</text:p>
              </table:table-cell>
              <table:table-cell office:value-type="float" office:value="1224.04995">
                <text:p>1224.04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">
                <text:p>250</text:p>
              </table:table-cell>
              <table:table-cell office:value-type="float" office:value="705.28967">
                <text:p>705.28967</text:p>
              </table:table-cell>
              <table:table-cell office:value-type="float" office:value="1228.13339">
                <text:p>1228.13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